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p Chem Summer Assignment #3</text:title></text:p>
      <text:p text:style-name="OrgTitle"/>
      <text:p text:style-name="OrgSubtitle"><text:initial-creator>Shaurya Singh</text:initial-creator></text:p>
      <text:p text:style-name="OrgSubtitle"/>
      <text:h text:style-name="Heading_20_1" text:outline-level="1" text:is-list-header="false">
<text:bookmark-start text:name="OrgXref.org9db8048"/>
<text:bookmark text:name="org9db8048"/>The following reaction was performed, Identify element X.
<text:bookmark-end text:name="OrgXref.org9db8048"/></text:h>
      <text:p text:style-name="OrgFixedWidthBlock">\begin{align*}</text:p>
      <text:p text:style-name="OrgFixedWidthBlock"> <text:s text:c="1"/>&amp;\ce{Fe2O_3(s)}+\ce{2X(s)} = \ce{2Fe(s)+X_2O_3(s)}\\</text:p>
      <text:p text:style-name="OrgFixedWidthBlock"> <text:s text:c="1"/>&amp;79.847g+2x=55.847g+50.982g\\</text:p>
      <text:p text:style-name="OrgFixedWidthBlock"> <text:s text:c="1"/>&amp;2x=106.829g-79.847g\\</text:p>
      <text:p text:style-name="OrgFixedWidthBlock"> <text:s text:c="1"/>&amp;2x=26.982g\\</text:p>
      <text:p text:style-name="OrgFixedWidthBlockLastLine">\end{align*}</text:p>
      <text:p text:style-name="OrgFixedWidthBlockLastLine"/>
      <text:p text:style-name="Text_20_body">Since the atomic weight of <text:span text:style-name="OrgCode">\(\ce{2Fe}\)</text:span> is the same as the given weight
(<text:span text:style-name="OrgCode">\(55.847g\)</text:span>), the atomic weight of 2x is <text:span text:style-name="OrgCode">\(26.982g\)</text:span> or Aluminium (<text:span text:style-name="OrgCode">\(\ce{Al}\)</text:span>)
</text:p>
      <text:h text:style-name="Heading_20_1" text:outline-level="1" text:is-list-header="false">
<text:bookmark-start text:name="OrgXref.orgb3a5ec2"/>
<text:bookmark text:name="orgb3a5ec2"/>Fill in the blanks to balance the following chemical equations:
<text:bookmark-end text:name="OrgXref.orgb3a5ec2"/></text:h>
      <text:list text:style-name="OrgNumberedList" text:continue-numbering="false">
        <text:list-item>
          <text:p text:style-name="Text_20_body"><text:span text:style-name="OrgCode">\(\ce{2AgI+Na2S} \rightarrow \ce{2Ag2S+NaI}\)</text:span>
</text:p>
        </text:list-item>
        <text:list-item>
          <text:p text:style-name="Text_20_body"><text:span text:style-name="OrgCode">\(\ce{(NH4)2Cr2O7} \rightarrow \ce{Cr2O3+N2+4H2O}\)</text:span>
</text:p>
        </text:list-item>
        <text:list-item>
          <text:p text:style-name="Text_20_body"><text:span text:style-name="OrgCode">\(\ce{Na3PO4+3HCl} \rightarrow \ce{3NaCl+H3PO4}\)</text:span>
</text:p>
        </text:list-item>
        <text:list-item>
          <text:p text:style-name="Text_20_body"><text:span text:style-name="OrgCode">\(\ce{TiCl4+2H2O} \rightarrow \ce{TiO2+4HCl}\)</text:span>
</text:p>
        </text:list-item>
        <text:list-item>
          <text:p text:style-name="Text_20_body"><text:span text:style-name="OrgCode">\(\ce{Ba3N2+6H2O} \rightarrow \ce{3Ba(OH)2+2NH3}\)</text:span>
</text:p>
        </text:list-item>
        <text:list-item>
          <text:p text:style-name="Text_20_body"><text:span text:style-name="OrgCode">\(\ce{3HNO2+HNO3} \rightarrow \ce{2NO+H2O}\)</text:span>
</text:p>
        </text:list-item>
      </text:list>
      <text:h text:style-name="Heading_20_1" text:outline-level="1" text:is-list-header="false">
<text:bookmark-start text:name="OrgXref.org5ea58ae"/>
<text:bookmark text:name="org5ea58ae"/>Balance the following equation:
<text:bookmark-end text:name="OrgXref.org5ea58ae"/></text:h>
      <text:p text:style-name="Text_20_body"><text:span text:style-name="OrgCode">\(\ce{4NH4OH(aq)+KAI(SO)} \cdot \ce{12H2O} = \ce{Al(OH)3(s)} +
\ce{2(NH4)2Cr2O7+KOH(aq)}+\ce{12H2O}\)</text:span>
</text:p>
      <text:p text:style-name="Text_20_body">We can multiple <text:span text:style-name="OrgCode">\(\ce{NH4OH}\)</text:span> by 4, and increase NH4 and H2O on the product side to compensate
</text:p>
      <text:h text:style-name="Heading_20_1" text:outline-level="1" text:is-list-header="false">
<text:bookmark-start text:name="OrgXref.orga6a5084"/>
<text:bookmark text:name="orga6a5084"/>Balance the following equation
<text:bookmark-end text:name="OrgXref.orga6a5084"/></text:h>
      <text:p text:style-name="Text_20_body"><text:span text:style-name="OrgCode">\(\ce{2Fe}+\ce{6HC2H3O2}=\ce{2Fe(C2H3O2)3}+\ce{3H2}\)</text:span>
</text:p>
      <text:h text:style-name="Heading_20_1" text:outline-level="1" text:is-list-header="false">
<text:bookmark-start text:name="OrgXref.org68af19a"/>
<text:bookmark text:name="org68af19a"/>How many grams of water vapor can be generated from the combustion of 18.74 g of ethanol (C 2 H 6 O)?
<text:bookmark-end text:name="OrgXref.org68af19a"/></text:h>
      <text:p text:style-name="Text_20_body">First we need to balance the reaction:
<text:span text:style-name="OrgCode">\(\ce{2CH3CH2OH}+\ce{7O2}=\ce{4CO2}+\ce{6H2O}\)</text:span>
</text:p>
      <text:p text:style-name="Text_20_body">From that we can calculate the following:
</text:p>
      <text:p text:style-name="OrgFixedWidthBlock">\begin{align*}</text:p>
      <text:p text:style-name="OrgFixedWidthBlock">&amp;18.74=0.4068 mol\\</text:p>
      <text:p text:style-name="OrgFixedWidthBlock">&amp;0.4068 mol * (6 mol \ce{H2O}/2 mol) = 1.22 mol \ce{H2O}\\</text:p>
      <text:p text:style-name="OrgFixedWidthBlock">&amp;1.22 mol = 21.99 g</text:p>
      <text:p text:style-name="OrgFixedWidthBlockLastLine">\end{align*}</text:p>
      <text:p text:style-name="OrgFixedWidthBlockLastLine"/>
      <text:p text:style-name="Text_20_body">Therefore, we will get 21.99g of water vapor
</text:p>
      <text:h text:style-name="Heading_20_1" text:outline-level="1" text:is-list-header="false">
<text:bookmark-start text:name="OrgXref.orgd592d22"/>
<text:bookmark text:name="orgd592d22"/>How many grams of potassium iodide are necessary to completely react with 20.61g of Mercury (II) chloride
<text:bookmark-end text:name="OrgXref.orgd592d22"/></text:h>
      <text:p text:style-name="Text_20_body">First we balance the equation
</text:p>
      <text:p text:style-name="Text_20_body"><text:span text:style-name="OrgCode">\(\ce{HgCl2+2KL}=\ce{HgI2+2KCl}\)</text:span>
</text:p>
      <text:p text:style-name="Text_20_body">Next we to find the total atomic weight.
</text:p>
      <text:p text:style-name="Text_20_body"><text:span text:style-name="OrgCode">\(200.59+2(35.45)+2(39.10+126.90)\)</text:span>
</text:p>
      <text:p text:style-name="Text_20_body">Afterwards, we calculate the ratio needed
</text:p>
      <text:p text:style-name="Text_20_body"><text:span text:style-name="OrgCode">\(\frac{332}{271.49}=1.22\)</text:span>
</text:p>
      <text:p text:style-name="Text_20_body">Finally we multiply
</text:p>
      <text:p text:style-name="Text_20_body"><text:span text:style-name="OrgCode">\(20.61*1.22=25.20\)</text:span>
</text:p>
      <text:h text:style-name="Heading_20_1" text:outline-level="1" text:is-list-header="false">
<text:bookmark-start text:name="OrgXref.org60322c2"/>
<text:bookmark text:name="org60322c2"/>A reaction combines 113.484 g of lead (II) nitrate with 45.010 g of sodium hydroxide (NaOH[aq]).
<text:bookmark-end text:name="OrgXref.org60322c2"/></text:h>
      <text:p text:style-name="Text_20_body">The equation for the reaction is
<text:span text:style-name="OrgCode">\(\ce{Pb(NO3)2}+\ce{2NaOH}\rightarrow\ce{Pb(OH)2}+\ce{2NaNO3}\)</text:span>
</text:p>
      <text:list text:style-name="OrgNumberedList" text:continue-numbering="false">
        <text:list-item>
          <text:p text:style-name="Text_20_body">83.4 grams of <text:span text:style-name="OrgCode">$\ce{Pb(OH)2}$</text:span>
</text:p>
        </text:list-item>
        <text:list-item>
          <text:p text:style-name="Text_20_body">The limiting reactant is lead (II) nitrate (0.345837 mol) and the excess reactant left over is sodium hydroxide (1.7773 mol).
</text:p>
        </text:list-item>
        <text:list-item>
          <text:p text:style-name="Text_20_body">There is 57.256 grams of the excess reactant left over.
</text:p>
        </text:list-item>
        <text:list-item>
          <text:p text:style-name="Text_20_body">The percent yield is 95.9%.
</text:p>
        </text:list-item>
      </text:list>
      <text:h text:style-name="Heading_20_1" text:outline-level="1" text:is-list-header="false">
<text:bookmark-start text:name="OrgXref.org82e3c4f"/>
<text:bookmark text:name="org82e3c4f"/>A reaction combines 64.81 grams of silver nitrate with 92.67 grams of potassium bromide
<text:bookmark-end text:name="OrgXref.org82e3c4f"/></text:h>
      <text:p text:style-name="Text_20_body">The equation for the reaction is
<text:span text:style-name="OrgCode">\(\ce{AgNO3}+\ce{KBr}\rightarrow\ce{AgBr}+\ce{KNO3}\)</text:span>
</text:p>
      <text:list text:style-name="OrgNumberedList" text:continue-numbering="false">
        <text:list-item>
          <text:p text:style-name="Text_20_body">72g
</text:p>
        </text:list-item>
        <text:list-item>
          <text:p text:style-name="Text_20_body"><text:span text:style-name="OrgCode">\(\ce{AgNO3}\)</text:span> is the limiting reactant
</text:p>
        </text:list-item>
        <text:list-item>
          <text:p text:style-name="Text_20_body">47.3g
</text:p>
        </text:list-item>
        <text:list-item>
          <text:p text:style-name="Text_20_body">20.5%
</text:p>
        </text:list-item>
      </text:list>
      <text:h text:style-name="Heading_20_1" text:outline-level="1" text:is-list-header="false">
<text:bookmark-start text:name="OrgXref.org6211f05"/>
<text:bookmark text:name="org6211f05"/>The moleculer weight of an insecticide, dibromoethane, is 187.9. Its molecular formula is <text:span text:style-name="OrgCode">\(\ce{C2H4Br2}\)</text:span>, What percent by mass of bromine does dibromoethane contain?
<text:bookmark-end text:name="OrgXref.org6211f05"/></text:h>
      <text:p text:style-name="Text_20_body">First we have the following variables
</text:p>
      <text:p text:style-name="OrgFixedWidthBlock">\begin{align*}</text:p>
      <text:p text:style-name="OrgFixedWidthBlock">&amp;\ce{C} = 12.011\\</text:p>
      <text:p text:style-name="OrgFixedWidthBlock">&amp;\ce{H} = 1.008\\</text:p>
      <text:p text:style-name="OrgFixedWidthBlock">&amp;\ce{Br} = 79.90</text:p>
      <text:p text:style-name="OrgFixedWidthBlockLastLine">\end{align*}</text:p>
      <text:p text:style-name="OrgFixedWidthBlockLastLine"/>
      <text:p text:style-name="Text_20_body">Since the formula is  <text:span text:style-name="OrgCode">\(\ce{C2H4Br2}\)</text:span>, we can substitute and do the following:
</text:p>
      <text:p text:style-name="OrgFixedWidthBlock">\begin{align*}</text:p>
      <text:p text:style-name="OrgFixedWidthBlock">&amp;= 24.022 + 4.032 + 159.8\\</text:p>
      <text:p text:style-name="OrgFixedWidthBlock">&amp;= 187.9\\</text:p>
      <text:p text:style-name="OrgFixedWidthBlock">&amp;= 159.8/187.9\\</text:p>
      <text:p text:style-name="OrgFixedWidthBlock">&amp;=.8505</text:p>
      <text:p text:style-name="OrgFixedWidthBlockLastLine">\end{align*}</text:p>
      <text:p text:style-name="OrgFixedWidthBlockLastLine"/>
      <text:p text:style-name="Text_20_body">Therefore, dibromoethane contains <text:span text:style-name="OrgCode">$85.05$</text:span> percent by mass of bromine.
</text:p>
      <text:h text:style-name="Heading_20_1" text:outline-level="1" text:is-list-header="false">
<text:bookmark-start text:name="OrgXref.org93ea563"/>
<text:bookmark text:name="org93ea563"/>A given sample of xenon fluoride contains molecules of a single type of <text:span text:style-name="OrgCode">\(\ce{XeFn}\)</text:span>, where n is some whole number.
<text:bookmark-end text:name="OrgXref.org93ea563"/></text:h>
      <text:p text:style-name="Text_20_body">First, we need to calculate how many moles of xenon fluoride there are, and
calculate its weight.
</text:p>
      <text:p text:style-name="OrgFixedWidthBlock">\begin{align*}</text:p>
      <text:p text:style-name="OrgFixedWidthBlock">moles&amp;=9.03*10^{20}/6.022*10^{23}\\</text:p>
      <text:p text:style-name="OrgFixedWidthBlock">&amp;= 1.5*10^-3\\</text:p>
      <text:p text:style-name="OrgFixedWidthBlock">&amp;= 0.31g</text:p>
      <text:p text:style-name="OrgFixedWidthBlockLastLine">\end{align*}</text:p>
      <text:p text:style-name="OrgFixedWidthBlockLastLine"/>
      <text:p text:style-name="Text_20_body">Now, we can calculate for <text:span text:style-name="OrgCode">$n$</text:span>
</text:p>
      <text:p text:style-name="OrgFixedWidthBlock">\begin{align*}</text:p>
      <text:p text:style-name="OrgFixedWidthBlock">&amp;= 0.31/131+19n\\</text:p>
      <text:p text:style-name="OrgFixedWidthBlock">&amp;= 186.5 + 23.5n = 310\\</text:p>
      <text:p text:style-name="OrgFixedWidthBlock">&amp;n = 4</text:p>
      <text:p text:style-name="OrgFixedWidthBlockLastLine">\end{align*}</text:p>
      <text:p text:style-name="OrgFixedWidthBlockLastLine"/>
      <text:p text:style-name="Text_20_body">Therefore its formula is <text:span text:style-name="OrgCode">\(\ce{XeF4}\)</text:span>
</text:p>
      <text:h text:style-name="Heading_20_1" text:outline-level="1" text:is-list-header="false">
<text:bookmark-start text:name="OrgXref.orgf11e00a"/>
<text:bookmark text:name="orgf11e00a"/>A 6.32 g sample of potassium chlorate was decomposed according to the following equation, how many moles were formed?
<text:bookmark-end text:name="OrgXref.orgf11e00a"/></text:h>
      <text:p text:style-name="Text_20_body">k = 39.0983
Cl = 35.45
O = 16.00
39.0983 + 35.45 + 3*16 = 122.55g
</text:p>
      <text:p text:style-name="Text_20_body">6.32/122.55 = 6.052 moles
2 mol KClO3 = 3 mol O2
2 = 3
0.052*3/2
= 0.078 mol
</text:p>
      <text:h text:style-name="Heading_20_1" text:outline-level="1" text:is-list-header="false">
<text:bookmark-start text:name="OrgXref.orgd02e760"/>
<text:bookmark text:name="orgd02e760"/>What is the coefficient in front of water, when it is produced from the reaction of hydrochloric acid with calcium hydroxide? Calcium chloride is the other product.
<text:bookmark-end text:name="OrgXref.orgd02e760"/></text:h>
      <text:p text:style-name="Text_20_body">The equation is
<text:span text:style-name="OrgCode">\(\ce{Ca(OH)2+2HCl}=\ce{CaCl2 + 2H2O}\)</text:span>
</text:p>
      <text:p text:style-name="Text_20_body">Therefore the coeffecient is 2
</text:p>
      <text:h text:style-name="Heading_20_1" text:outline-level="1" text:is-list-header="false">
<text:bookmark-start text:name="OrgXref.orgdb7a31c"/>
<text:bookmark text:name="orgdb7a31c"/>What is the subscript of aluminum in the formula of aluminum phosphate?
<text:bookmark-end text:name="OrgXref.orgdb7a31c"/></text:h>
      <text:p text:style-name="Text_20_body">Aluminum has a subscript of <text:span text:style-name="OrgCode">$1$</text:span> in <text:span text:style-name="OrgCode">\(\ce{AlPO4}\)</text:span>
</text:p>
      <text:h text:style-name="Heading_20_1" text:outline-level="1" text:is-list-header="false">
<text:bookmark-start text:name="OrgXref.org98c10bc"/>
<text:bookmark text:name="org98c10bc"/>The reaction of 11.9 g of CHCl 3 with excess chlorine produced 12.6 g of CCl 4 , carbon tetrachloride, what is the percent yield?
<text:bookmark-end text:name="OrgXref.org98c10bc"/></text:h>
      <text:p text:style-name="Text_20_body"><text:span text:style-name="OrgCode">\(\ce{2CHCl3 + 2Cl2}=\ce{2CCl4+2HCl}\)</text:span>
</text:p>
      <text:p text:style-name="Text_20_body"><text:span text:style-name="OrgCode">\(\ce{CHCl3=}\)</text:span> 119.378
<text:span text:style-name="OrgCode">\(\ce{CCl4=}\)</text:span> 153.823
</text:p>
      <text:p text:style-name="Text_20_body">Theoretical mass = 153.823 * 0.097 = 15.336g
% yield = 12.6/15.336 = %82.16
</text:p>
      <text:h text:style-name="Heading_20_1" text:outline-level="1" text:is-list-header="false">
<text:bookmark-start text:name="OrgXref.org0cf225e"/>
<text:bookmark text:name="org0cf225e"/>What mass of CCl 4 is formed by the reaction of 8.00 g of methane with an excess of chlorine? Ch4 is the limiting reactant
<text:bookmark-end text:name="OrgXref.org0cf225e"/></text:h>
      <text:p text:style-name="Text_20_body">8x 1 mol Ch4 / 16.04 g/mol = .499
.499 * 153.82 = 76.72g
</text:p>
      <text:h text:style-name="Heading_20_1" text:outline-level="1" text:is-list-header="false">
<text:bookmark-start text:name="OrgXref.org9bc5448"/>
<text:bookmark text:name="org9bc5448"/>A reaction occurs between sodium carbonate and hydrochloric acid producing sodium chloride, carbon dioxide, and water. Write the balanced chemical equation for the reaction.
<text:bookmark-end text:name="OrgXref.org9bc5448"/></text:h>
      <text:p text:style-name="Text_20_body">sodium carbonate + hydrohloric acid = sodium chloride + carbon doxide + water
= <text:span text:style-name="OrgCode">\(\ce{Na2CO3+HCl}+\ce{NaCl + CO2 + H2O}\)</text:span>
= <text:span text:style-name="OrgCode">\(\ce{Na2CO3+2HCl}+\ce{2NaCl + 2CO2 + H2O}\)</text:span>
</text:p>
      <text:h text:style-name="Heading_20_1" text:outline-level="1" text:is-list-header="false">
<text:bookmark-start text:name="OrgXref.orge3a2de3"/>
<text:bookmark text:name="orge3a2de3"/>Classify the type of reaction from the five major type of reactions you learned in your first year chemistry course and write word equations. If necessary, balance.
<text:bookmark-end text:name="OrgXref.orge3a2de3"/></text:h>
      <text:list text:style-name="OrgNumberedList" text:continue-numbering="false">
        <text:list-item>
          <text:p text:style-name="Text_20_body"><text:span text:style-name="OrgCode">\(\ce{NaOH + KNO3}=\ce{NaNO3+KOH}\)</text:span> = double replacement
</text:p>
        </text:list-item>
        <text:list-item>
          <text:p text:style-name="Text_20_body"><text:span text:style-name="OrgCode">\(\ce{CH4+2O2}=\ce{}\)</text:span> = combustion
</text:p>
        </text:list-item>
        <text:list-item>
          <text:p text:style-name="Text_20_body"><text:span text:style-name="OrgCode">\(\ce{Fe + 3NaBr}=\ce{FaBr2+3Na}\)</text:span> = single replacement
</text:p>
        </text:list-item>
        <text:list-item>
          <text:p text:style-name="Text_20_body">already balanced, double replacement
</text:p>
        </text:list-item>
        <text:list-item>
          <text:p text:style-name="Text_20_body">already balanced, double replacement
</text:p>
        </text:list-item>
        <text:list-item>
          <text:p text:style-name="Text_20_body">already balanced, synthesis
</text:p>
        </text:list-item>
        <text:list-item>
          <text:p text:style-name="Text_20_body">already balanced, decomposition
</text:p>
        </text:list-item>
      </text:list>
      <text:h text:style-name="Heading_20_1" text:outline-level="1" text:is-list-header="false">
<text:bookmark-start text:name="OrgXref.org80ed4fe"/>
<text:bookmark text:name="org80ed4fe"/>Now try these recation types, Rewrite as a balanced equation with the products predicted
<text:bookmark-end text:name="OrgXref.org80ed4fe"/></text:h>
      <text:list text:style-name="OrgNumberedList" text:continue-numbering="false">
        <text:list-item>
          <text:p text:style-name="Text_20_body">Ba(OH)2 -&gt; BaO+H2O
</text:p>
        </text:list-item>
        <text:list-item>
          <text:p text:style-name="Text_20_body">Na2CO3 -&gt; Na2O +CO2
</text:p>
        </text:list-item>
        <text:list-item>
          <text:p text:style-name="Text_20_body">2LiCLI3 -&gt; 2LiCL + 3O2
</text:p>
        </text:list-item>
        <text:list-item>
          <text:p text:style-name="Text_20_body">Al2O3 -&gt; 2AL2 + O3
</text:p>
        </text:list-item>
        <text:list-item>
          <text:p text:style-name="Text_20_body">H2SO4 -&gt; H2O + SO3
</text:p>
        </text:list-item>
      </text:list>
      <text:h text:style-name="Heading_20_1" text:outline-level="1" text:is-list-header="false">
<text:bookmark-start text:name="OrgXref.org3a6523e"/>
<text:bookmark text:name="org3a6523e"/>Now try these recation types, Rewrite as a balanced equation with the products predicted
<text:bookmark-end text:name="OrgXref.org3a6523e"/></text:h>
      <text:list text:style-name="OrgNumberedList" text:continue-numbering="false">
        <text:list-item>
          <text:p text:style-name="Text_20_body">2Mg + O2 = 2MgO
</text:p>
        </text:list-item>
        <text:list-item>
          <text:p text:style-name="Text_20_body">N2 + 3H2 = 2NH3
</text:p>
        </text:list-item>
        <text:list-item>
          <text:p text:style-name="Text_20_body">S + O2 = SO2
</text:p>
        </text:list-item>
        <text:list-item>
          <text:p text:style-name="Text_20_body">CaO + H2O -&gt; Ca(OH)2
</text:p>
        </text:list-item>
      </text:list>
      <text:h text:style-name="Heading_20_1" text:outline-level="1" text:is-list-header="false">
<text:bookmark-start text:name="OrgXref.org63c494d"/>
<text:bookmark text:name="org63c494d"/>Attempt to write and predict products the following chemical reactions:
<text:bookmark-end text:name="OrgXref.org63c494d"/></text:h>
      <text:list text:style-name="OrgNumberedList" text:continue-numbering="false">
        <text:list-item>
          <text:p text:style-name="Text_20_body">2H2O2 -&gt; 2H2O + O2
</text:p>
        </text:list-item>
        <text:list-item>
          <text:p text:style-name="Text_20_body">Cu2+ + So42- + Ba2+ - 20H- -&gt; Cu (OH)2 + BaSO4
</text:p>
        </text:list-item>
        <text:list-item>
          <text:p text:style-name="Text_20_body">Al+3Ag+ -&gt; Al3+ + 3Ag
</text:p>
        </text:list-item>
        <text:list-item>
          <text:p text:style-name="Text_20_body">Cl2 + 2NaBr -&gt; Br2 + 2NaCl
</text:p>
        </text:list-item>
        <text:list-item>
          <text:p text:style-name="Text_20_body">C2H6 + 3O2 -&gt; CO2 + CO + 3H2O
</text:p>
        </text:list-item>
      </text:list>
      <text:h text:style-name="Heading_20_1" text:outline-level="1" text:is-list-header="false">
<text:bookmark-start text:name="OrgXref.orgc71935b"/>
<text:bookmark text:name="orgc71935b"/>Using the solubility rules table, classify each of the substances as being soluble or insoluble in water. Then, Identify the two new compounds that form if the solutions, as suggested by the following table, were mixed via a double displacement reaction.
<text:bookmark-end text:name="OrgXref.orgc71935b"/></text:h>
      <text:h text:style-name="Heading_20_2" text:outline-level="2" text:is-list-header="false">
<text:bookmark-start text:name="OrgXref.orgb85ebb5"/>
<text:bookmark text:name="orgb85ebb5"/>Part A
<text:bookmark-end text:name="OrgXref.orgb85ebb5"/></text:h>
      <text:list text:style-name="OrgNumberedList" text:continue-numbering="false">
        <text:list-item>
          <text:p text:style-name="Text_20_body">Soluble
</text:p>
        </text:list-item>
        <text:list-item>
          <text:p text:style-name="Text_20_body">Insoluble
</text:p>
        </text:list-item>
        <text:list-item>
          <text:p text:style-name="Text_20_body">Insoluble
</text:p>
        </text:list-item>
        <text:list-item>
          <text:p text:style-name="Text_20_body">Insoluble
</text:p>
        </text:list-item>
        <text:list-item>
          <text:p text:style-name="Text_20_body">Soluble
</text:p>
        </text:list-item>
        <text:list-item>
          <text:p text:style-name="Text_20_body">Insoluble
</text:p>
        </text:list-item>
        <text:list-item>
          <text:p text:style-name="Text_20_body">Insoluble
</text:p>
        </text:list-item>
        <text:list-item>
          <text:p text:style-name="Text_20_body">Insoluble
</text:p>
        </text:list-item>
        <text:list-item>
          <text:p text:style-name="Text_20_body">Soluble
</text:p>
        </text:list-item>
        <text:list-item>
          <text:p text:style-name="Text_20_body">Insoluble.
</text:p>
        </text:list-item>
        <text:list-item>
          <text:p text:style-name="Text_20_body">Insoluble
</text:p>
        </text:list-item>
        <text:list-item>
          <text:p text:style-name="Text_20_body">Soluble
</text:p>
        </text:list-item>
        <text:list-item>
          <text:p text:style-name="Text_20_body">Soluble
</text:p>
        </text:list-item>
        <text:list-item>
          <text:p text:style-name="Text_20_body">Soluble
</text:p>
        </text:list-item>
        <text:list-item>
          <text:p text:style-name="Text_20_body">Insoluble
</text:p>
        </text:list-item>
        <text:list-item>
          <text:p text:style-name="Text_20_body">Insoluble
</text:p>
        </text:list-item>
      </text:list>
      <text:h text:style-name="Heading_20_2" text:outline-level="2" text:is-list-header="false">
<text:bookmark-start text:name="OrgXref.orga38ab72"/>
<text:bookmark text:name="orga38ab72"/>Part B
<text:bookmark-end text:name="OrgXref.orga38ab72"/></text:h>
      <text:list text:style-name="OrgNumberedList" text:continue-numbering="false">
        <text:list-item>
          <text:p text:style-name="Text_20_body"><text:span text:style-name="OrgCode">\(\ce{AgBr(s)\ KNO3(aq)}\)</text:span>
<text:span text:style-name="OrgCode">\(\ce{BaBr2(aq)\ KCl(aq)}\)</text:span>
<text:span text:style-name="OrgCode">\(\ce{AlBr3(aq)\ KNO3(aq)}\)</text:span>
<text:span text:style-name="OrgCode">\(\ce{K2SO4(aq)\ CuBr2(aq)}\)</text:span>
</text:p>
        </text:list-item>
        <text:list-item>
          <text:p text:style-name="Text_20_body"><text:span text:style-name="OrgCode">\(\ce{Ag2CO3(s)\ KNO3(aq)}\)</text:span>
<text:span text:style-name="OrgCode">\(\ce{NaCl(aq)\ KCl(aq)}\)</text:span>
<text:span text:style-name="OrgCode">\(\ce{Al2(CO3)3(s)\ KNO3(aq)}\)</text:span>
<text:span text:style-name="OrgCode">\(\ce{CuCO3(s)\ CuBr2(aq)}\)</text:span>
</text:p>
        </text:list-item>
        <text:list-item>
          <text:p text:style-name="Text_20_body"><text:span text:style-name="OrgCode">\(\ce{Ag2S(s)\ KNO3(aq)}\)</text:span>
<text:span text:style-name="OrgCode">\(\ce{CaCl(aq)\ KCl(aq)}\)</text:span>
<text:span text:style-name="OrgCode">\(\ce{AlBr3(aq)\ KNO3(aq)}\)</text:span>
<text:span text:style-name="OrgCode">\(\ce{K2SO4(aq)\ CuBr2(aq)}\)</text:span>
</text:p>
        </text:list-item>
        <text:list-item>
          <text:p text:style-name="Text_20_body"><text:span text:style-name="OrgCode">\(\ce{AgOH(s)\ KNO3(aq)}\)</text:span>
<text:span text:style-name="OrgCode">\(\ce{Ba(OH)2(aq)\ KCl(aq)}\)</text:span>
<text:span text:style-name="OrgCode">\(\ce{Al(OH)3(aq)\ KNO3(aq)}\)</text:span>
<text:span text:style-name="OrgCode">\(\ce{NH4(SO4)2(aq)\ CuBr2(aq)}\)</text:span>
</text:p>
        </text:list-item>
      </text:list>
      <text:h text:style-name="Heading_20_1" text:outline-level="1" text:is-list-header="false">
<text:bookmark-start text:name="OrgXref.org37217e2"/>
<text:bookmark text:name="org37217e2"/>Name the following, then draw the Lewis Structure for the following hydrocarbons from their full names.
<text:bookmark-end text:name="OrgXref.org37217e2"/></text:h>
      <text:list text:style-name="OrgNumberedList" text:continue-numbering="false">
        <text:list-item>
          <text:p text:style-name="Text_20_body"><text:span text:style-name="OrgCode">\(\ce{CH4}\)</text:span> - methane
</text:p>
        </text:list-item>
        <text:list-item>
          <text:p text:style-name="Text_20_body"><text:span text:style-name="OrgCode">\(\ce{C3H8}\)</text:span> - propane
</text:p>
        </text:list-item>
        <text:list-item>
          <text:p text:style-name="Text_20_body"><text:span text:style-name="OrgCode">\(\ce{C4H8}\)</text:span> - butene
</text:p>
        </text:list-item>
        <text:list-item>
          <text:p text:style-name="Text_20_body"><text:span text:style-name="OrgCode">\(\ce{C4H8}\)</text:span> - butyne
</text:p>
        </text:list-item>
        <text:list-item>
          <text:p text:style-name="Text_20_body">Ethane <text:span text:style-name="OrgCode">\(\ce{C2H}\)</text:span> (c-c)
</text:p>
        </text:list-item>
        <text:list-item>
          <text:p text:style-name="Text_20_body">Methane <text:span text:style-name="OrgCode">\(\ce{CH4}\)</text:span> (c-c)
</text:p>
        </text:list-item>
        <text:list-item>
          <text:p text:style-name="Text_20_body">Propyne <text:span text:style-name="OrgCode">\(\ce{C3H4}\)</text:span> (c—c)
</text:p>
        </text:list-item>
        <text:list-item>
          <text:p text:style-name="Text_20_body">2 ⋅ Butene <text:span text:style-name="OrgCode">\(\ce{2C4H8}\)</text:span> (c—c)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haurya Singh</dc:creator>
    <meta:initial-creator>Shaurya Singh</meta:initial-creator>
    <dc:date>2021-09-05T11:48:35</dc:date>
    <meta:creation-date>2021-09-05T11:48:35</meta:creation-date>
    <meta:generator>Emacs 28.0.50 (Org mode 9.5)</meta:generator>
    <meta:keyword/>
    <dc:subject/>
    <dc:title>Ap Chem Summer Assignment #3</dc:title>
  </office:meta>
</office:document-meta>
</file>